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rasi" fo:font-size="14pt" officeooo:rsid="0012a5f4" officeooo:paragraph-rsid="0012a5f4" style:font-size-asian="14pt" style:font-size-complex="14pt"/>
    </style:style>
    <style:style style:name="P2" style:family="paragraph" style:parent-style-name="Standard">
      <style:text-properties style:font-name="Norasi" fo:font-size="11pt" officeooo:rsid="0012a5f4" officeooo:paragraph-rsid="0012a5f4" style:font-size-asian="9.60000038146973pt" style:font-size-complex="11pt"/>
    </style:style>
    <style:style style:name="P3" style:family="paragraph" style:parent-style-name="Standard">
      <style:text-properties style:font-name="Norasi" fo:font-size="12pt" officeooo:rsid="0012a5f4" officeooo:paragraph-rsid="0012a5f4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GitHub</text:p>
      <text:p text:style-name="P3">Dicionário de Dados</text:p>
      <text:p text:style-name="P2">Grupo: Matheus Azambuja e Nicolle Favero</text:p>
      <text:p text:style-name="P2">Disciplina: Fundamentos de Banco de Dado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3T17:13:59.722963042</meta:creation-date>
    <dc:date>2020-09-23T17:16:39.843849447</dc:date>
    <meta:editing-duration>PT2M41S</meta:editing-duration>
    <meta:editing-cycles>1</meta:editing-cycles>
    <meta:document-statistic meta:table-count="0" meta:image-count="0" meta:object-count="0" meta:page-count="1" meta:paragraph-count="4" meta:word-count="17" meta:character-count="116" meta:non-whitespace-character-count="103"/>
    <meta:generator>LibreOffice/6.3.5.2$Linux_X86_64 LibreOffice_project/30$Build-2</meta:generator>
  </office:meta>
</office:document-meta>
</file>